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01.25pt"/>
    </style:style>
    <style:style style:name="co6" style:family="table-column">
      <style:table-column-properties fo:break-before="auto" style:column-width="239.25pt"/>
    </style:style>
    <style:style style:name="co7" style:family="table-column">
      <style:table-column-properties fo:break-before="auto" style:column-width="479.2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ro18"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5">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νενεργό</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νενεργό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ό</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8">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9"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9"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9"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9"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9"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9"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9"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9"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9"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9"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1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1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8"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15">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14">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15">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15">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15">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4">
          <table:table-cell/>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number-columns-repeated="7" table:style-name="ce23"/>
          <table:table-cell table:style-name="ce23" office:value-type="string">
            <text:p>Overlap verbergen i.p.v. verva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PTION_WHITEMASK</text:p>
          </table:table-cell>
          <table:table-cell table:style-name="ce21" office:value-type="string">
            <text:p>Mask Overlap blank</text:p>
          </table:table-cell>
          <table:table-cell/>
          <table:table-cell table:style-name="ce21" office:value-type="string">
            <text:p>Überlappung weiß ausblenden</text:p>
          </table:table-cell>
          <table:table-cell table:number-columns-repeated="7"/>
          <table:table-cell table:style-name="ce21" office:value-type="string">
            <text:p>Overlap wit maken</text:p>
          </table:table-cell>
          <table:table-cell table:number-columns-repeated="3"/>
          <table:table-cell table:style-name="ce34"/>
          <table:table-cell table:number-columns-repeated="1007"/>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15">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number-columns-repeated="3" table:style-name="ce23"/>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number-columns-repeated="3" table:style-name="ce23"/>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mem</text:p>
          </table:table-cell>
          <table:table-cell table:number-columns-repeated="2" table:style-name="ce23"/>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number-columns-repeated="3" table:style-name="ce23"/>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number-columns-repeated="3" table:style-name="ce23"/>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number-columns-repeated="3" table:style-name="ce23"/>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number-columns-repeated="3" table:style-name="ce23"/>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DF</text:p>
          </table:table-cell>
          <table:table-cell table:style-name="ce23" office:value-type="string">
            <text:p>Enable free space information</text:p>
          </table:table-cell>
          <table:table-cell table:number-columns-repeated="9" table:style-name="ce23"/>
          <table:table-cell table:style-name="ce23" office:value-type="string">
            <text:p>Vrije ruimte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OPT_MNTINFO</text:p>
          </table:table-cell>
          <table:table-cell table:style-name="ce23" office:value-type="string">
            <text:p>Enable mount information</text:p>
          </table:table-cell>
          <table:table-cell table:number-columns-repeated="9" table:style-name="ce23"/>
          <table:table-cell table:style-name="ce23" office:value-type="string">
            <text:p>Mount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REBOOT</text:p>
          </table:table-cell>
          <table:table-cell table:style-name="ce23" office:value-type="string">
            <text:p>Reader is rebooting.\nPlease stand by.</text:p>
          </table:table-cell>
          <table:table-cell table:number-columns-repeated="9" table:style-name="ce23"/>
          <table:table-cell table:style-name="ce23" office:value-type="string">
            <text:p>Reader is aan het herstarten.\nEven gedu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5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